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spreadshee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draw:fill="none" draw:ole-draw-aspect="1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Extrémité_20_de_20_ligne_20_1" draw:marker-end-width="0.3cm" draw:textarea-horizontal-align="center" draw:textarea-vertical-align="middle"/>
    </style:style>
    <style:style style:name="gr7" style:family="graphic" style:parent-style-name="standard">
      <style:graphic-properties draw:marker-end="Extrémité_20_de_20_ligne_20_2" draw:marker-end-width="0.3cm" draw:textarea-horizontal-align="center" draw:textarea-vertical-align="middle"/>
    </style:style>
    <style:style style:name="gr8" style:family="graphic" style:parent-style-name="standard">
      <style:graphic-properties draw:marker-end="Extrémité_20_de_20_ligne_20_3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4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216cm"/>
    </style:style>
    <style:style style:name="pr1" style:family="presentation" style:parent-style-name="prs-strategy-title" style:list-style-name="L1">
      <style:graphic-properties draw:fill-color="#ffffff" draw:auto-grow-height="true" fo:min-height="3.507cm"/>
    </style:style>
    <style:style style:name="pr2" style:family="presentation" style:parent-style-name="prs-strategy-subtitle">
      <style:graphic-properties draw:fill-color="#ffffff" fo:min-height="13.231cm"/>
    </style:style>
    <style:style style:name="pr3" style:family="presentation" style:parent-style-name="prs-strategy-notes">
      <style:graphic-properties draw:fill-color="#ffffff" draw:auto-grow-height="true" fo:min-height="11.41cm"/>
    </style:style>
    <style:style style:name="pr4" style:family="presentation" style:parent-style-name="prs-strategy-title">
      <style:graphic-properties draw:fill-color="#ffffff" draw:auto-grow-height="true" fo:min-height="3.507cm"/>
    </style:style>
    <style:style style:name="pr5" style:family="presentation" style:parent-style-name="prs-strategy-outline1">
      <style:graphic-properties draw:fill-color="#ffffff" draw:auto-grow-height="true" fo:min-height="14.188cm"/>
    </style:style>
    <style:style style:name="pr6" style:family="presentation" style:parent-style-name="prs-strategy-outline1">
      <style:graphic-properties draw:fill-color="#ffffff" draw:auto-grow-height="true" fo:min-height="13.231cm"/>
    </style:style>
    <style:style style:name="pr7" style:family="presentation" style:parent-style-name="prs-strategy-notes">
      <style:graphic-properties draw:fill-color="#ffffff" fo:min-height="11.41cm"/>
    </style:style>
    <style:style style:name="pr8" style:family="presentation" style:parent-style-name="prs-strategy-outline1">
      <style:graphic-properties draw:fill-color="#ffffff" draw:auto-grow-height="true" fo:min-height="14.357cm"/>
    </style:style>
    <style:style style:name="pr9" style:family="presentation" style:parent-style-name="prs-strategy-outline1">
      <style:graphic-properties draw:fill-color="#ffffff" draw:auto-grow-height="true" fo:min-height="14.557cm"/>
    </style:style>
    <style:style style:name="pr10" style:family="presentation" style:parent-style-name="prs-strategy-outline1">
      <style:graphic-properties draw:fill-color="#ffffff" draw:auto-grow-height="true" fo:min-height="13.629cm"/>
    </style:style>
    <style:style style:name="pr11" style:family="presentation" style:parent-style-name="prs-strategy-outline1">
      <style:graphic-properties draw:fill-color="#ffffff" draw:auto-grow-height="true" fo:min-height="13.75cm"/>
    </style:style>
    <style:style style:name="P1" style:family="paragraph">
      <style:paragraph-properties fo:margin-left="1cm" fo:margin-right="0cm" fo:text-indent="-1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32pt" fo:hyphenate="fals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4cm" fo:margin-right="0cm" fo:text-indent="-1.2cm"/>
    </style:style>
    <style:style style:name="P6" style:family="paragraph">
      <style:paragraph-properties fo:text-align="center"/>
    </style:style>
    <style:style style:name="P7" style:family="paragraph">
      <style:text-properties fo:font-size="14pt"/>
    </style:style>
    <style:style style:name="P8" style:family="paragraph">
      <style:paragraph-properties fo:margin-left="2.2cm" fo:margin-right="0cm" fo:margin-top="0cm" fo:margin-bottom="0.4cm" fo:line-height="100%" fo:text-align="start" fo:text-indent="-1.2cm" style:text-autospace="ideograph-alpha" style:punctuation-wrap="simple" style:line-break="strict" style:writing-mode="lr-tb">
        <style:tab-stops/>
      </style:paragraph-properties>
      <style:text-properties fo:hyphenate="true"/>
    </style:style>
    <style:style style:name="P9" style:family="paragraph">
      <style:paragraph-properties fo:text-align="center"/>
      <style:text-properties fo:font-size="14pt"/>
    </style:style>
    <style:style style:name="T1" style:family="text">
      <style:text-properties fo:font-size="32pt"/>
    </style:style>
    <style:style style:name="T2" style:family="text">
      <style:text-properties fo:font-size="24pt"/>
    </style:style>
    <style:style style:name="T3" style:family="text">
      <style:text-properties fo:font-size="14pt"/>
    </style:style>
    <style:style style:name="T4" style:family="text">
      <style:text-properties fo:color="#e6e6e6" style:text-outline="false" style:text-line-through-style="none" style:text-position="0% 100%" fo:font-family="Albany" style:font-style-name="Standard" style:font-family-generic="swiss" style:font-pitch="variable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12pt" style:language-asian="zxx" style:country-asian="none" style:font-style-asian="normal" style:font-weight-asian="normal" style:font-family-complex="'Arial Unicode MS'" style:font-pitch-complex="variable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Titre" draw:style-name="dp1" draw:master-page-name="prs-strategy" presentation:presentation-page-layout-name="AL1T0">
        <office:forms form:automatic-focus="false" form:apply-design-mode="false"/>
        <draw:frame presentation:style-name="pr1" draw:text-style-name="P1" draw:layer="layout" svg:width="23.911cm" svg:height="3.507cm" svg:x="2.058cm" svg:y="0.325cm" presentation:class="title">
          <draw:text-box draw:corner-radius="0.048cm">
            <text:p text:style-name="P1">Goal Directed Reasoning</text:p>
          </draw:text-box>
        </draw:frame>
        <draw:frame presentation:style-name="pr2" draw:text-style-name="P3" draw:layer="layout" svg:width="23.548cm" svg:height="13.231cm" svg:x="3.023cm" svg:y="6.178cm" presentation:class="subtitle" presentation:user-transformed="true">
          <draw:text-box draw:corner-radius="0.048cm">
            <text:p text:style-name="P2"><text:span text:style-name="T1">Colin Bruneau</text:span></text:p>
            <text:p text:style-name="P2"><text:span text:style-name="T1">CREAJEUX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From </text:span></text:p>
            <text:p text:style-name="P2"><text:span text:style-name="T2">"An economic Approach to Goal-Directed Reasoning in an RTS" </text:span></text:p>
            <text:p text:style-name="P2"><text:span text:style-name="T2">by Vernon Harmon – LucasArts Entertainment</text:span></text:p>
            <text:p text:style-name="P2"><text:span text:style-name="T1"/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prs-strategy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0.325cm" presentation:class="title">
          <draw:text-box>
            <text:p text:style-name="P1">Content</text:p>
          </draw:text-box>
        </draw:frame>
        <draw:frame presentation:style-name="pr5" draw:text-style-name="P5" xml:id="id1" draw:id="id1" draw:layer="layout" svg:width="23.548cm" svg:height="14.188cm" svg:x="3.023cm" svg:y="6.178cm" presentation:class="outline" presentation:user-transformed="true">
          <draw:text-box>
            <text:list text:style-name="L3">
              <text:list-item>
                <text:p xml:id="id2" text:id="id2" text:style-name="P4">AI terminology</text:p>
                <text:list>
                  <text:list-item>
                    <text:p text:style-name="P4">goal-directed reasoning, reactive systems, planning, heuristic functions</text:p>
                  </text:list-item>
                </text:list>
              </text:list-item>
              <text:list-item>
                <text:p text:style-name="P4">Economic terminology</text:p>
                <text:list>
                  <text:list-item>
                    <text:p text:style-name="P4">utility model, marginal utility, cost</text:p>
                  </text:list-item>
                </text:list>
              </text:list-item>
              <text:list-item>
                <text:p text:style-name="P4">RTS example</text:p>
              </text:list-item>
              <text:list-item>
                <text:p text:style-name="P4">Algorithm</text:p>
              </text:list-item>
              <text:list-item>
                <text:p text:style-name="P4">The combat domain</text:p>
              </text:list-item>
              <text:list-item>
                <text:p text:style-name="P4">Sugges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 presentation:group-id="0">
                  <anim:set smil:begin="0s" smil:dur="0.0002s" smil:fill="hold" smil:targetElement="id1" anim:sub-item="background" smil:attributeName="visibility" smil:to="visible"/>
                  <anim:animate smil:dur="0.1s" smil:fill="hold" smil:targetElement="id1" anim:sub-item="background" smil:attributeName="x" smil:values="x;x" smil:keyTimes="0;1" smil:additive="base"/>
                  <anim:animate smil:dur="0.1s" smil:fill="hold" smil:targetElement="id1" anim:sub-item="background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 presentation:group-id="0">
                  <anim:set smil:begin="0s" smil:dur="0.0002s" smil:fill="hold" smil:targetElement="id2" anim:sub-item="text" smil:attributeName="visibility" smil:to="visible"/>
                  <anim:animate smil:dur="0.1s" smil:fill="hold" smil:targetElement="id2" anim:sub-item="text" smil:attributeName="x" smil:values="x;x" smil:keyTimes="0;1" smil:additive="base"/>
                  <anim:animate smil:dur="0.1s" smil:fill="hold" smil:targetElement="id2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prs-strategy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0.325cm" presentation:class="title">
          <draw:text-box>
            <text:p text:style-name="P1">Goal-Directed Behavior</text:p>
          </draw:text-box>
        </draw:frame>
        <draw:frame presentation:style-name="pr6" draw:text-style-name="P5" draw:layer="layout" svg:width="23.548cm" svg:height="13.231cm" svg:x="3.023cm" svg:y="6.178cm" presentation:class="outline" presentation:user-transformed="true">
          <draw:text-box>
            <text:list text:style-name="L3">
              <text:list-item>
                <text:p text:style-name="P4">Forward Reasoning:</text:p>
                <text:list>
                  <text:list-item>
                    <text:p text:style-name="P4">From an initial state to a goal</text:p>
                  </text:list-item>
                </text:list>
              </text:list-item>
              <text:list-item>
                <text:p text:style-name="P4">Backward Reasoning:</text:p>
                <text:list>
                  <text:list-item>
                    <text:p text:style-name="P4">From a goal to an initial state</text:p>
                  </text:list-item>
                </text:list>
              </text:list-item>
              <text:list-item>
                <text:p text:style-name="P4">In an RTS, the number of possible moves from a state is prohibitive so we use Backward, or Goal-Directed Reasoning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7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prs-strategy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0.325cm" presentation:class="title">
          <draw:text-box>
            <text:p text:style-name="P1">Reactive Systems</text:p>
          </draw:text-box>
        </draw:frame>
        <draw:frame presentation:style-name="pr6" draw:text-style-name="P5" draw:layer="layout" svg:width="23.548cm" svg:height="13.231cm" svg:x="3.023cm" svg:y="6.178cm" presentation:class="outline" presentation:user-transformed="true">
          <draw:text-box>
            <text:list text:style-name="L3">
              <text:list-item>
                <text:p text:style-name="P4">The validity of a goal is subject to the predictability of the game universe.</text:p>
              </text:list-item>
              <text:list-item>
                <text:p text:style-name="P4">Due to the large number of possible moves and the nature of human competition, an RTS game is highly unpredictable.</text:p>
              </text:list-item>
              <text:list-item>
                <text:p text:style-name="P4">A system that overcomes and adapts to unpredictability is called a reactive system.</text:p>
              </text:list-item>
              <text:list-item>
                <text:p text:style-name="P4">How to adapt an RTS? </text:p>
                <text:list>
                  <text:list-item>
                    <text:p text:style-name="P4">By decomposing a goal into smaller subgo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prs-strategy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0.325cm" presentation:class="title">
          <draw:text-box>
            <text:p text:style-name="P1">Planning</text:p>
          </draw:text-box>
        </draw:frame>
        <draw:frame presentation:style-name="pr6" draw:text-style-name="P5" draw:layer="layout" svg:width="23.548cm" svg:height="13.231cm" svg:x="3.023cm" svg:y="6.178cm" presentation:class="outline" presentation:user-transformed="true">
          <draw:text-box>
            <text:list text:style-name="L3">
              <text:list-item>
                <text:p text:style-name="P4">Generate simple subgoals</text:p>
              </text:list-item>
              <text:list-item>
                <text:p text:style-name="P4">Add subgoals reactively</text:p>
              </text:list-item>
              <text:list-item>
                <text:p text:style-name="P4">Interleave moves that allow to achieve both type of subgoals </text:p>
              </text:list-item>
              <text:list-item>
                <text:p text:style-name="P4">Because of unpredictability, we need</text:p>
                <text:list>
                  <text:list-item>
                    <text:p text:style-name="P4">tasks with input/output</text:p>
                  </text:list-item>
                  <text:list-item>
                    <text:p text:style-name="P4">flexible chain of tas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prs-strategy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0.325cm" presentation:class="title">
          <draw:text-box>
            <text:p text:style-name="P1">The Utility Model</text:p>
          </draw:text-box>
        </draw:frame>
        <draw:frame presentation:style-name="pr6" draw:text-style-name="P5" draw:layer="layout" svg:width="23.548cm" svg:height="13.231cm" svg:x="3.023cm" svg:y="6.178cm" presentation:class="outline" presentation:user-transformed="true">
          <draw:text-box>
            <text:list text:style-name="L3">
              <text:list-item>
                <text:p text:style-name="P4">Ecomomic parallel:</text:p>
                <text:list>
                  <text:list-item>
                    <text:p text:style-name="P4">AI Agent = Consumer</text:p>
                  </text:list-item>
                  <text:list-item>
                    <text:p text:style-name="P4">Resources and moves = goods and services</text:p>
                  </text:list-item>
                </text:list>
              </text:list-item>
              <text:list-item>
                <text:p text:style-name="P4">In Economics, "Utility" is: </text:p>
                <text:list>
                  <text:list-item>
                    <text:p text:style-name="P4">amount of satisfaction that a consumer receives from a product, how desirable the product is.</text:p>
                  </text:list-item>
                </text:list>
              </text:list-item>
              <text:list-item>
                <text:p text:style-name="P4">In AI, a "heuristic function" is:</text:p>
                <text:list>
                  <text:list-item>
                    <text:p text:style-name="P4">estimation of how close we are to the goal, an approximation of the desirability of the st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prs-strategy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0.325cm" presentation:class="title">
          <draw:text-box>
            <text:p text:style-name="P1">Marginal Utility</text:p>
          </draw:text-box>
        </draw:frame>
        <draw:frame presentation:style-name="pr8" draw:text-style-name="P5" draw:layer="layout" svg:width="24.977cm" svg:height="14.357cm" svg:x="3.023cm" svg:y="5.16cm" presentation:class="outline" presentation:user-transformed="true">
          <draw:text-box>
            <text:list text:style-name="L3">
              <text:list-item>
                <text:p text:style-name="P4">A consumer want to maximize his satisfaction</text:p>
              </text:list-item>
              <text:list-item>
                <text:p text:style-name="P4">Marginal Utility describes the additional satisfaction of getting another item</text:p>
                <text:list>
                  <text:list-item>
                    <text:p text:style-name="P4">hungry, MU high for a pizza</text:p>
                  </text:list-item>
                  <text:list-item>
                    <text:p text:style-name="P4">already eaten a pizza or else, MU low</text:p>
                  </text:list-item>
                </text:list>
              </text:list-item>
              <text:list-item>
                <text:p text:style-name="P4">But get the best satisfaction per dollar spent... </text:p>
              </text:list-item>
              <text:list-item>
                <text:p text:style-name="P4">Normalized MU = MU / Cost</text:p>
              </text:list-item>
              <text:list-item>
                <text:p text:style-name="P4">A consumer will compare normalized MU</text:p>
              </text:list-item>
              <text:list-item>
                <text:p text:style-name="P4">The MU change so the model is reactiv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prs-strategy" presentation:presentation-page-layout-name="AL2T1">
        <office:forms form:automatic-focus="false" form:apply-design-mode="false"/>
        <draw:rect draw:style-name="gr2" draw:layer="layout" svg:width="17.503cm" svg:height="8.263cm" svg:x="5.577cm" svg:y="7.611cm">
          <text:p/>
        </draw:rect>
        <draw:frame presentation:style-name="pr4" draw:text-style-name="P1" draw:layer="layout" svg:width="23.911cm" svg:height="3.507cm" svg:x="2.058cm" svg:y="0.325cm" presentation:class="title">
          <draw:text-box>
            <text:p text:style-name="P1">RTS Example</text:p>
          </draw:text-box>
        </draw:frame>
        <draw:frame presentation:style-name="pr9" draw:text-style-name="P5" draw:layer="layout" svg:width="23.548cm" svg:height="14.557cm" svg:x="3.023cm" svg:y="6.178cm" presentation:class="outline" presentation:user-transformed="true">
          <draw:text-box>
            <text:list text:style-name="L3">
              <text:list-item>
                <text:p text:style-name="P4">Rock-Paper-Scissors</text:p>
              </text:list-item>
            </text:list>
            <text:p text:style-name="P5"/>
            <text:p text:style-name="P5"/>
            <text:p text:style-name="P5"/>
            <text:p text:style-name="P5"/>
            <text:p text:style-name="P5"/>
            <text:list text:continue-numbering="true" text:style-name="L3">
              <text:list-item>
                <text:p text:style-name="P4">Costs: Money, Time and Opportunity</text:p>
                <text:list>
                  <text:list-item>
                    <text:p text:style-name="P4">Opportunity is wether or not an action can be performed in parallel with all other actions</text:p>
                  </text:list-item>
                </text:list>
              </text:list-item>
            </text:list>
          </draw:text-box>
        </draw:frame>
        <draw:frame draw:style-name="gr3" draw:layer="layout" svg:width="14.896cm" svg:height="7.081cm" svg:x="6.92cm" svg:y="8.42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prs-strategy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0.325cm" presentation:class="title">
          <draw:text-box>
            <text:p text:style-name="P1">Costs of goals/tasks</text:p>
          </draw:text-box>
        </draw:frame>
        <draw:frame presentation:style-name="pr6" draw:text-style-name="P5" draw:layer="layout" svg:width="23.548cm" svg:height="13.231cm" svg:x="3.023cm" svg:y="6.178cm" presentation:class="outline" presentation:user-transformed="true">
          <draw:text-box>
            <text:list text:style-name="L3">
              <text:list-item>
                <text:p text:style-name="P4">Compute Cm and Ct of Goal</text:p>
              </text:list-item>
            </text:list>
          </draw:text-box>
        </draw:frame>
        <draw:custom-shape draw:style-name="gr4" draw:text-style-name="P6" draw:layer="layout" svg:width="3.622cm" svg:height="2.239cm" svg:x="3.704cm" svg:y="9.1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" draw:layer="layout" svg:width="3.704cm" svg:height="2.279cm" svg:x="7.286cm" svg:y="9.118cm">
          <text:p/>
        </draw:rect>
        <draw:custom-shape draw:style-name="gr4" draw:text-style-name="P6" draw:layer="layout" svg:width="3.542cm" svg:height="2.32cm" svg:x="12.496cm" svg:y="9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5" draw:text-style-name="P7" draw:layer="layout" svg:width="3.786cm" svg:height="2.321cm" svg:x="16.037cm" svg:y="9.28cm">
          <text:p text:style-name="P4"><text:span text:style-name="T3">Subgoal:</text:span></text:p>
          <text:p text:style-name="P4"><text:span text:style-name="T3">1 Forge</text:span></text:p>
        </draw:rect>
        <draw:custom-shape draw:style-name="gr4" draw:text-style-name="P6" draw:layer="layout" svg:width="3.866cm" svg:height="2.768cm" svg:x="19.131cm" svg:y="12.9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" draw:layer="layout" svg:width="3.786cm" svg:height="2.645cm" svg:x="22.998cm" svg:y="12.985cm">
          <text:p/>
        </draw:rect>
        <draw:custom-shape draw:style-name="gr4" draw:text-style-name="P6" draw:layer="layout" svg:width="3.378cm" svg:height="2.28cm" svg:x="12.821cm" svg:y="16.3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5" draw:text-style-name="P7" draw:layer="layout" svg:width="3.949cm" svg:height="2.117cm" svg:x="16.2cm" svg:y="16.322cm">
          <text:p text:style-name="P4"><text:span text:style-name="T3">Subgoal:</text:span></text:p>
          <text:p text:style-name="P4"><text:span text:style-name="T3">15 money</text:span></text:p>
        </draw:rect>
        <draw:line draw:style-name="gr6" draw:layer="layout" svg:x1="19.253cm" svg:y1="16.445cm" svg:x2="20.718cm" svg:y2="14.898cm">
          <text:p/>
        </draw:line>
        <draw:line draw:style-name="gr7" draw:layer="layout" svg:x1="18.968cm" svg:y1="11.601cm" svg:x2="20.8cm" svg:y2="13.432cm">
          <text:p/>
        </draw:line>
        <draw:line draw:style-name="gr8" draw:layer="layout" svg:x1="10.99cm" svg:y1="10.379cm" svg:x2="12.496cm" svg:y2="10.379cm">
          <text:p/>
        </draw:line>
        <draw:frame draw:style-name="gr9" draw:text-style-name="P7" draw:layer="layout" svg:width="3.135cm" svg:height="0.556cm" svg:x="3.907cm" svg:y="9.972cm">
          <draw:text-box>
            <text:p text:style-name="P4"><text:span text:style-name="T3">Collect money</text:span></text:p>
          </draw:text-box>
        </draw:frame>
        <draw:frame draw:style-name="gr10" draw:text-style-name="P7" draw:layer="layout" svg:width="2.445cm" svg:height="1.666cm" svg:x="7.611cm" svg:y="9.605cm">
          <draw:text-box>
            <text:p text:style-name="P4"><text:span text:style-name="T3">Subgoal: </text:span></text:p>
            <text:p text:style-name="P4"><text:span text:style-name="T3">150 money</text:span></text:p>
            <text:p text:style-name="P4"><text:span text:style-name="T3"/></text:p>
          </draw:text-box>
        </draw:frame>
        <draw:frame draw:style-name="gr11" draw:text-style-name="P7" draw:layer="layout" svg:width="2.534cm" svg:height="0.556cm" svg:x="12.944cm" svg:y="10.054cm">
          <draw:text-box>
            <text:p text:style-name="P4"><text:span text:style-name="T3">Build Forge</text:span></text:p>
          </draw:text-box>
        </draw:frame>
        <draw:frame draw:style-name="gr12" draw:text-style-name="P7" draw:layer="layout" svg:width="3.232cm" svg:height="0.556cm" svg:x="19.334cm" svg:y="14.043cm">
          <draw:text-box>
            <text:p text:style-name="P4"><text:span text:style-name="T3">Make Scissors</text:span></text:p>
          </draw:text-box>
        </draw:frame>
        <draw:frame draw:style-name="gr13" draw:text-style-name="P7" draw:layer="layout" svg:width="2.216cm" svg:height="1.111cm" svg:x="23.771cm" svg:y="13.677cm">
          <draw:text-box>
            <text:p text:style-name="P4"><text:span text:style-name="T3">Goal:</text:span></text:p>
            <text:p text:style-name="P4"><text:span text:style-name="T3">1 scissors</text:span></text:p>
          </draw:text-box>
        </draw:frame>
        <draw:frame draw:style-name="gr9" draw:text-style-name="P7" draw:layer="layout" svg:width="3.135cm" svg:height="0.556cm" svg:x="12.903cm" svg:y="17.177cm">
          <draw:text-box>
            <text:p text:style-name="P4"><text:span text:style-name="T3">Collect Money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prs-strategy" presentation:presentation-page-layout-name="AL2T1">
        <draw:frame presentation:style-name="pr4" draw:text-style-name="P1" draw:layer="layout" svg:width="23.911cm" svg:height="3.507cm" svg:x="2.058cm" svg:y="0.325cm" presentation:class="title">
          <draw:text-box>
            <text:p text:style-name="P1">Costs of goals/tasks</text:p>
          </draw:text-box>
        </draw:frame>
        <draw:frame presentation:style-name="pr6" draw:text-style-name="P5" draw:layer="layout" svg:width="28cm" svg:height="13.231cm" svg:x="0cm" svg:y="6.178cm" presentation:class="outline" presentation:user-transformed="true">
          <draw:text-box>
            <text:list text:style-name="L3">
              <text:list-item>
                <text:p text:style-name="P4">Cm(Goal) = Cm(Forge) + Cm(Scissors)</text:p>
              </text:list-item>
            </text:list>
            <text:p text:style-name="P8"><text:span text:style-name="T4">= 150 + 15 = 165</text:span></text:p>
            <text:list text:continue-numbering="true" text:style-name="L3">
              <text:list-item>
                <text:p text:style-name="P4">Ct(Goal) = Ct(Money) * Cm(Forge) </text:p>
              </text:list-item>
            </text:list>
            <text:p text:style-name="P5"><text:s text:c="6"/>+ max(Ct(Forge), Ct(Money)*Cm(Scissors))</text:p>
            <text:p text:style-name="P5"><text:s text:c="6"/>+ Ct(Scissors)</text:p>
            <text:p text:style-name="P8"><text:span text:style-name="T4">= 0.2*150 + max(5, 0.2*15) + 1 = 36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prs-strategy" presentation:presentation-page-layout-name="AL2T1">
        <draw:frame presentation:style-name="pr4" draw:text-style-name="P1" draw:layer="layout" svg:width="23.911cm" svg:height="3.507cm" svg:x="2.058cm" svg:y="0.325cm" presentation:class="title">
          <draw:text-box>
            <text:p text:style-name="P1">Algorithm</text:p>
          </draw:text-box>
        </draw:frame>
        <draw:frame presentation:style-name="pr10" draw:text-style-name="P5" draw:layer="layout" svg:width="26.901cm" svg:height="13.629cm" svg:x="1.099cm" svg:y="6.178cm" presentation:class="outline" presentation:user-transformed="true">
          <draw:text-box>
            <text:list text:style-name="L3">
              <text:list-item>
                <text:p text:style-name="P4">1. Identify goals (from design)</text:p>
              </text:list-item>
              <text:list-item>
                <text:p text:style-name="P4">2. Identify subgoals (from the tech-tree)</text:p>
              </text:list-item>
              <text:list-item>
                <text:p text:style-name="P4">3. Generate a task-sequence to satisfy each goal</text:p>
              </text:list-item>
              <text:list-item>
                <text:p text:style-name="P4">4. Identify the utility of each goal and subgoal (1)</text:p>
              </text:list-item>
              <text:list-item>
                <text:p text:style-name="P4">5. Sum the utility values backward in the sequence</text:p>
              </text:list-item>
              <text:list-item>
                <text:p text:style-name="P4">6. Normalize the utility of each subgoal by it cost.</text:p>
              </text:list-item>
              <text:list-item>
                <text:p text:style-name="P4">7. Take subgoal of highest normalized utility.</text:p>
              </text:list-item>
              <text:list-item>
                <text:p text:style-name="P4">8. Flag it as available or not for schedul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prs-strategy" presentation:presentation-page-layout-name="AL2T1">
        <draw:frame presentation:style-name="pr4" draw:text-style-name="P1" draw:layer="layout" svg:width="23.911cm" svg:height="3.507cm" svg:x="2.058cm" svg:y="0.325cm" presentation:class="title">
          <draw:text-box>
            <text:p text:style-name="P1">Algorithm</text:p>
          </draw:text-box>
        </draw:frame>
        <draw:frame presentation:style-name="pr6" draw:text-style-name="P5" draw:layer="layout" svg:width="23.548cm" svg:height="13.231cm" svg:x="3.023cm" svg:y="6.178cm" presentation:class="outline" presentation:user-transformed="true">
          <draw:text-box>
            <text:list text:style-name="L3">
              <text:list-item>
                <text:p text:style-name="P4">9. Repeat steps 7&amp;8 for all subgoals</text:p>
              </text:list-item>
              <text:list-item>
                <text:p text:style-name="P4">10. Create new goals during the game</text:p>
              </text:list-item>
              <text:list-item>
                <text:p text:style-name="P4">11. As task completes, remove goals and subgoals from the planning tree.</text:p>
                <text:list>
                  <text:list-item>
                    <text:p text:style-name="P4">update time costs</text:p>
                  </text:list-item>
                  <text:list-item>
                    <text:p text:style-name="P4">update money costs</text:p>
                  </text:list-item>
                  <text:list-item>
                    <text:p text:style-name="P4">update normalized MU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prs-strategy" presentation:presentation-page-layout-name="AL2T1">
        <draw:frame presentation:style-name="pr4" draw:text-style-name="P1" draw:layer="layout" svg:width="23.911cm" svg:height="3.507cm" svg:x="2.058cm" svg:y="0.325cm" presentation:class="title">
          <draw:text-box>
            <text:p text:style-name="P1">The Combat Domain</text:p>
          </draw:text-box>
        </draw:frame>
        <draw:frame presentation:style-name="pr6" draw:text-style-name="P5" draw:layer="layout" svg:width="24.977cm" svg:height="13.231cm" svg:x="3.023cm" svg:y="6.178cm" presentation:class="outline" presentation:user-transformed="true">
          <draw:text-box>
            <text:list text:style-name="L3">
              <text:list-item>
                <text:p text:style-name="P4">Can be modeled with a utility model also</text:p>
              </text:list-item>
            </text:list>
            <text:p text:style-name="P5"/>
            <text:p text:style-name="P5"/>
            <text:p text:style-name="P5"/>
            <text:list text:continue-numbering="true" text:style-name="L3">
              <text:list-item>
                <text:p text:style-name="P4">Example:</text:p>
                <text:list>
                  <text:list-item>
                    <text:p text:style-name="P4">Combat goal: Kill all paper units</text:p>
                  </text:list-item>
                  <text:list-item>
                    <text:p text:style-name="P4">Task: Make more Scissors units (Economic Goal)</text:p>
                  </text:list-item>
                </text:list>
              </text:list-item>
            </text:list>
          </draw:text-box>
        </draw:frame>
        <draw:rect draw:style-name="gr5" draw:text-style-name="P7" draw:layer="layout" svg:width="5.617cm" svg:height="3.582cm" svg:x="6.268cm" svg:y="8.466cm">
          <text:p text:style-name="P4"><text:span text:style-name="T3">Economic Model</text:span></text:p>
        </draw:rect>
        <draw:rect draw:style-name="gr5" draw:text-style-name="P7" draw:layer="layout" svg:width="5.617cm" svg:height="3.582cm" svg:x="15.672cm" svg:y="8.506cm">
          <text:p text:style-name="P4"><text:span text:style-name="T3">Combat Model</text:span></text:p>
        </draw:rect>
        <draw:custom-shape draw:style-name="gr4" draw:text-style-name="P9" draw:layer="layout" svg:width="3.704cm" svg:height="0.854cm" svg:x="12.049cm" svg:y="9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prs-strategy" presentation:presentation-page-layout-name="AL2T1">
        <draw:frame presentation:style-name="pr4" draw:text-style-name="P1" draw:layer="layout" svg:width="23.911cm" svg:height="3.507cm" svg:x="2.058cm" svg:y="0.325cm" presentation:class="title">
          <draw:text-box>
            <text:p text:style-name="P1">Suggestions</text:p>
          </draw:text-box>
        </draw:frame>
        <draw:frame presentation:style-name="pr11" draw:text-style-name="P5" draw:layer="layout" svg:width="23.548cm" svg:height="13.75cm" svg:x="3.023cm" svg:y="6.178cm" presentation:class="outline" presentation:user-transformed="true">
          <draw:text-box>
            <text:list text:style-name="L3">
              <text:list-item>
                <text:p text:style-name="P4">1. Designer-friendly interface</text:p>
                <text:list>
                  <text:list-item>
                    <text:p text:style-name="P4">for designers involvement</text:p>
                  </text:list-item>
                </text:list>
              </text:list-item>
              <text:list-item>
                <text:p text:style-name="P4">2. Automated gameplay</text:p>
                <text:list>
                  <text:list-item>
                    <text:p text:style-name="P4">for better testing</text:p>
                  </text:list-item>
                </text:list>
              </text:list-item>
              <text:list-item>
                <text:p text:style-name="P4">3. Utility-friendly tech-tree</text:p>
                <text:list>
                  <text:list-item>
                    <text:p text:style-name="P4">can improve MU updates</text:p>
                  </text:list-item>
                </text:list>
              </text:list-item>
              <text:list-item>
                <text:p text:style-name="P4">4. Utility-friendly path-finding</text:p>
                <text:list>
                  <text:list-item>
                    <text:p text:style-name="P4">can add terrain change and units movement in reason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7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opacity draw:name="Transparency_20_1" draw:display-name="Transparency 1" draw:style="linear" draw:start="100%" draw:end="0%" draw:angle="0" draw:border="0%"/>
    <draw:marker draw:name="Arrow" svg:viewBox="0 0 200 400" svg:d="M100 0l100 400h-200z"/>
    <draw:marker draw:name="Extrémité_20_de_20_ligne_20_1" draw:display-name="Extrémité de ligne 1" svg:viewBox="0 0 20 30" svg:d="M10 0l-10 30h20z"/>
    <draw:marker draw:name="Extrémité_20_de_20_ligne_20_2" draw:display-name="Extrémité de ligne 2" svg:viewBox="0 0 20 30" svg:d="M10 0l-10 30h20z"/>
    <draw:marker draw:name="Extrémité_20_de_20_ligne_20_3" draw:display-name="Extrémité de ligne 3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ffffff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2.2cm" fo:margin-right="0cm" fo:margin-top="0cm" fo:margin-bottom="0.4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3cm" fo:margin-right="0cm" fo:margin-top="0cm" fo:margin-bottom="0.3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3.8cm" fo:margin-right="0cm" fo:margin-top="0cm" fo:margin-bottom="0.2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4.6cm" fo:margin-right="0cm" fo:margin-top="0cm" fo:margin-bottom="0.1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5.4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6.2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7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7.8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33336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-color="#999999" draw:opacity-name="Transparency_20_1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prs-strategy" style:page-layout-name="PM1" draw:style-name="Mdp1">
      <draw:rect draw:style-name="Mgr1" draw:text-style-name="MP1" draw:layer="backgroundobjects" svg:width="28cm" svg:height="4.221cm" svg:x="0cm" svg:y="0cm">
        <text:p/>
      </draw:rect>
      <draw:frame presentation:style-name="prs-strategy-title" draw:layer="backgroundobjects" svg:width="23.911cm" svg:height="3.506cm" svg:x="2.058cm" svg:y="0.325cm" presentation:class="title" presentation:placeholder="true">
        <draw:text-box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presentation:notes style:page-layout-name="PM2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0$Win32 OpenOffice.org_project/410m18$Build-9764</meta:generator>
    <meta:initial-creator>Colin Bruneau</meta:initial-creator>
    <meta:creation-date>2005-09-29T11:04:39</meta:creation-date>
    <dc:date>2015-03-16T11:55:17.22</dc:date>
    <dc:language>fr-FR</dc:language>
    <meta:editing-cycles>124</meta:editing-cycles>
    <meta:editing-duration>PT15H21M19S</meta:editing-duration>
    <dc:creator>Colin Bruneau</dc:creator>
    <meta:document-statistic meta:object-count="8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8pt" fo:font-weight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4" table:default-cell-style-name="ce1"/>
        <table:table-row table:style-name="ro1">
          <table:table-cell office:value-type="string">
            <text:p>Item</text:p>
          </table:table-cell>
          <table:table-cell office:value-type="string">
            <text:p>Task</text:p>
          </table:table-cell>
          <table:table-cell office:value-type="string">
            <text:p>Money cost</text:p>
          </table:table-cell>
          <table:table-cell office:value-type="string">
            <text:p>Time cost</text:p>
          </table:table-cell>
        </table:table-row>
        <table:table-row table:style-name="ro1">
          <table:table-cell office:value-type="string">
            <text:p>Quarry</text:p>
          </table:table-cell>
          <table:table-cell office:value-type="string">
            <text:p>Building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ll</text:p>
          </table:table-cell>
          <table:table-cell office:value-type="string">
            <text:p>Building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orge</text:p>
          </table:table-cell>
          <table:table-cell office:value-type="string">
            <text:p>Building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ock</text:p>
          </table:table-cell>
          <table:table-cell office:value-type="string">
            <text:p>Making Uni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per</text:p>
          </table:table-cell>
          <table:table-cell office:value-type="string">
            <text:p>Making Uni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issors</text:p>
          </table:table-cell>
          <table:table-cell office:value-type="string">
            <text:p>Making Unit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llector</text:p>
          </table:table-cell>
          <table:table-cell office:value-type="string">
            <text:p>Collecting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5">15/05/2007</text:date>, <text:time>01:1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